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1ee8" officeooo:paragraph-rsid="00101ee8"/>
    </style:style>
    <style:style style:name="P2" style:family="paragraph" style:parent-style-name="Standard">
      <style:text-properties officeooo:rsid="00101ee8" officeooo:paragraph-rsid="00180274"/>
    </style:style>
    <style:style style:name="P3" style:family="paragraph" style:parent-style-name="Standard">
      <style:text-properties fo:font-weight="bold" officeooo:rsid="00101ee8" officeooo:paragraph-rsid="00101ee8" style:font-weight-asian="bold" style:font-weight-complex="bold"/>
    </style:style>
    <style:style style:name="P4" style:family="paragraph" style:parent-style-name="Standard">
      <style:text-properties fo:font-weight="bold" officeooo:rsid="00101ee8" officeooo:paragraph-rsid="001b3aa7" style:font-weight-asian="bold" style:font-weight-complex="bold"/>
    </style:style>
    <style:style style:name="P5" style:family="paragraph" style:parent-style-name="Standard">
      <style:text-properties fo:font-weight="normal" officeooo:rsid="00101ee8" officeooo:paragraph-rsid="00101ee8" style:font-weight-asian="normal" style:font-weight-complex="normal"/>
    </style:style>
    <style:style style:name="P6" style:family="paragraph" style:parent-style-name="Standard">
      <style:text-properties fo:font-weight="normal" officeooo:rsid="0019e0d6" officeooo:paragraph-rsid="0019e0d6" style:font-weight-asian="normal" style:font-weight-complex="normal"/>
    </style:style>
    <style:style style:name="P7" style:family="paragraph" style:parent-style-name="Standard">
      <style:text-properties fo:font-weight="normal" officeooo:rsid="0019e0d6" officeooo:paragraph-rsid="001b869b" style:font-weight-asian="normal" style:font-weight-complex="normal"/>
    </style:style>
    <style:style style:name="P8" style:family="paragraph" style:parent-style-name="Standard">
      <style:text-properties fo:font-weight="normal" officeooo:rsid="001b3aa7" officeooo:paragraph-rsid="001b3aa7" style:font-weight-asian="normal" style:font-weight-complex="normal"/>
    </style:style>
    <style:style style:name="P9" style:family="paragraph" style:parent-style-name="Standard">
      <style:text-properties fo:font-weight="normal" officeooo:rsid="001b3aa7" officeooo:paragraph-rsid="001b869b" style:font-weight-asian="normal" style:font-weight-complex="normal"/>
    </style:style>
    <style:style style:name="P10" style:family="paragraph" style:parent-style-name="Standard">
      <style:text-properties officeooo:rsid="00123893" officeooo:paragraph-rsid="00123893"/>
    </style:style>
    <style:style style:name="P11" style:family="paragraph" style:parent-style-name="Standard">
      <style:text-properties officeooo:rsid="001437a1" officeooo:paragraph-rsid="001437a1"/>
    </style:style>
    <style:style style:name="P12" style:family="paragraph" style:parent-style-name="Standard">
      <style:text-properties officeooo:rsid="00162f7f" officeooo:paragraph-rsid="00162f7f"/>
    </style:style>
    <style:style style:name="P13" style:family="paragraph" style:parent-style-name="Standard">
      <style:text-properties officeooo:rsid="00180274" officeooo:paragraph-rsid="00180274"/>
    </style:style>
    <style:style style:name="P14" style:family="paragraph" style:parent-style-name="Standard">
      <style:text-properties officeooo:rsid="00180274" officeooo:paragraph-rsid="0019e0d6"/>
    </style:style>
    <style:style style:name="P15" style:family="paragraph" style:parent-style-name="Standard">
      <style:text-properties officeooo:rsid="00180274" officeooo:paragraph-rsid="001b869b"/>
    </style:style>
    <style:style style:name="P16" style:family="paragraph" style:parent-style-name="Standard">
      <style:text-properties officeooo:rsid="0019e0d6" officeooo:paragraph-rsid="0019e0d6"/>
    </style:style>
    <style:style style:name="P17" style:family="paragraph" style:parent-style-name="Standard">
      <style:text-properties officeooo:rsid="0019e0d6" officeooo:paragraph-rsid="001b869b"/>
    </style:style>
    <style:style style:name="P18" style:family="paragraph" style:parent-style-name="Standard">
      <style:text-properties officeooo:rsid="001b869b" officeooo:paragraph-rsid="001b869b"/>
    </style:style>
    <style:style style:name="P19" style:family="paragraph" style:parent-style-name="Standard">
      <style:text-properties fo:color="#ce181e" fo:font-style="italic" fo:font-weight="bold" officeooo:rsid="00101ee8" officeooo:paragraph-rsid="00101ee8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color="#ce181e" fo:font-style="italic" fo:font-weight="bold" officeooo:rsid="00123893" officeooo:paragraph-rsid="00123893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ce181e" fo:font-weight="bold" officeooo:rsid="00101ee8" officeooo:paragraph-rsid="00101ee8" style:font-weight-asian="bold" style:font-weight-complex="bold"/>
    </style:style>
    <style:style style:name="P22" style:family="paragraph" style:parent-style-name="Standard">
      <style:text-properties officeooo:rsid="001c280f" officeooo:paragraph-rsid="001c280f"/>
    </style:style>
    <style:style style:name="P23" style:family="paragraph" style:parent-style-name="Standard">
      <style:text-properties officeooo:rsid="001e952e" officeooo:paragraph-rsid="001e952e"/>
    </style:style>
    <style:style style:name="P24" style:family="paragraph" style:parent-style-name="Standard">
      <style:text-properties fo:color="#ce181e" fo:font-style="italic" fo:font-weight="bold" officeooo:rsid="00123893" officeooo:paragraph-rsid="00123893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weight="normal" officeooo:rsid="001b3aa7" officeooo:paragraph-rsid="001b3aa7" style:font-weight-asian="normal" style:font-weight-complex="normal"/>
    </style:style>
    <style:style style:name="P26" style:family="paragraph" style:parent-style-name="Standard">
      <style:text-properties officeooo:rsid="00231f02" officeooo:paragraph-rsid="00231f02"/>
    </style:style>
    <style:style style:name="T1" style:family="text">
      <style:text-properties officeooo:rsid="001437a1"/>
    </style:style>
    <style:style style:name="T2" style:family="text">
      <style:text-properties officeooo:rsid="00162f7f"/>
    </style:style>
    <style:style style:name="T3" style:family="text">
      <style:text-properties officeooo:rsid="00180274"/>
    </style:style>
    <style:style style:name="T4" style:family="text">
      <style:text-properties officeooo:rsid="0019e0d6"/>
    </style:style>
    <style:style style:name="T5" style:family="text">
      <style:text-properties officeooo:rsid="001b3aa7"/>
    </style:style>
    <style:style style:name="T6" style:family="text">
      <style:text-properties officeooo:rsid="001b869b"/>
    </style:style>
    <style:style style:name="T7" style:family="text">
      <style:text-properties officeooo:rsid="001c280f"/>
    </style:style>
    <style:style style:name="T8" style:family="text">
      <style:text-properties officeooo:rsid="001fafcd"/>
    </style:style>
    <style:style style:name="T9" style:family="text">
      <style:text-properties officeooo:rsid="00214b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ACER UN SAQUE DE VOLEY-BALL</text:p>
      <text:p text:style-name="P11"/>
      <text:p text:style-name="P11">INICIO:</text:p>
      <text:p text:style-name="P1">1-Coge con las dos manos la pelota</text:p>
      <text:p text:style-name="P1">2-Coloca la pelota en tu mano izquierda y extiéndela</text:p>
      <text:p text:style-name="P1">3-Lanza la pelota con la mano izquierda hacía arriba y en vertical</text:p>
      <text:p text:style-name="P1">4-Golpea la pelota con la mano derecha con dirección al campo rival</text:p>
      <text:p text:style-name="P12">FIN</text:p>
      <text:p text:style-name="P1"/>
      <text:p text:style-name="P19">GUARDAR UNA CARTA EN UN SOBRE POSTAL Y DEJARLO PREPARADO PARA ENVIAR</text:p>
      <text:p text:style-name="P1"/>
      <text:p text:style-name="P12">INICIO:</text:p>
      <text:p text:style-name="P1">1-<text:span text:style-name="T1">Coger la carta escrita con la mano derecha</text:span></text:p>
      <text:p text:style-name="P11">2-Doblar la carta para que quepa en el sobre con las dos manos</text:p>
      <text:p text:style-name="P11">3-Coger el sobre con la mano izquierda </text:p>
      <text:p text:style-name="P11">4-Meter la carta en el sobre con la mano derecha</text:p>
      <text:p text:style-name="P11">5-Coger el sobre con las dos manos</text:p>
      <text:p text:style-name="P11">6-Mientras sujetas el sobre con la mano izquierda retira el plástico que cubre el pegamento del sobre con la mano derecha</text:p>
      <text:p text:style-name="P11">7-Coger el sobre con las dos manos</text:p>
      <text:p text:style-name="P11">8-Cerrar el sobre con la mano derecha</text:p>
      <text:p text:style-name="P11">9-Deja el sobre en la mesa</text:p>
      <text:p text:style-name="P11">10-Coge un bolígrafo con la mano derecha</text:p>
      <text:p text:style-name="P11">11-Escribe los datos necesarios en el sobre para que llegue a su destino</text:p>
      <text:p text:style-name="P11">12-Deja el bolígrafo en la mesa</text:p>
      <text:p text:style-name="P11">13-<text:span text:style-name="T2">Coge el sello con la mano derecha</text:span></text:p>
      <text:p text:style-name="P12">14-Despega el plástico con la mano izquierda</text:p>
      <text:p text:style-name="P12">15-Pega el sello al sobre con la mano derecha</text:p>
      <text:p text:style-name="P12">FIN</text:p>
      <text:p text:style-name="P1"/>
      <text:p text:style-name="P21">CORTAR UN TROZO DE <text:span text:style-name="T8">UNA</text:span> CUÑA DE QUESO</text:p>
      <text:p text:style-name="P12"/>
      <text:p text:style-name="P13">INICIO</text:p>
      <text:p text:style-name="P12">1-Abre la nevera con la mano derecha</text:p>
      <text:p text:style-name="P12">2-Coge la cuña de queso con la mano izquierda</text:p>
      <text:p text:style-name="P12">3-Dejala en la encimera</text:p>
      <text:p text:style-name="P12">4-Coge con la mano derecha <text:span text:style-name="T3">la tabla de cortar</text:span></text:p>
      <text:p text:style-name="P13">5-Coloca la tabla de cortar</text:p>
      <text:p text:style-name="P13">6-Coge un cuchillo para cortar el queso</text:p>
      <text:p text:style-name="P13">7-Quítale el envoltorio al queso</text:p>
      <text:p text:style-name="P13">8-Pon el queso en la tabla de cortar</text:p>
      <text:p text:style-name="P13">9-Corta el queso con el cuchillo</text:p>
      <text:p text:style-name="P13">FIN</text:p>
      <text:p text:style-name="P1"/>
      <text:p text:style-name="P21">ECHAR REFRESCO EN UN VASO A PARTIR DE UNA BOTELLA ABIERTA DE REFRESCO</text:p>
      <text:p text:style-name="P1"/>
      <text:p text:style-name="P13">INICIO</text:p>
      <text:p text:style-name="P13">1-Coge el vaso con la mano derecha y ponlo encima de la mesa</text:p>
      <text:p text:style-name="P13">2-Coge la botella de refresco con las dos manos</text:p>
      <text:p text:style-name="P13">3-Echa el refresco en el vaso</text:p>
      <text:p text:style-name="P13">4-Deja la botella encima de la mesa</text:p>
      <text:p text:style-name="P13"><text:soft-page-break/>5-Coge el tapón de la botella con la mano derecha</text:p>
      <text:p text:style-name="P13">6-Cierra la botella de refresco con la mano derecha mientras que con la izquierda sujetas la botella</text:p>
      <text:p text:style-name="P13">7-Deja la botella encima de la mesa</text:p>
      <text:p text:style-name="P13">FIN</text:p>
      <text:p text:style-name="P1"/>
      <text:p text:style-name="P21">SACAR UN PENDRIVE CON SEGURIDAD DEL ORDENADOR</text:p>
      <text:p text:style-name="P1"/>
      <text:p text:style-name="P13">INICIO</text:p>
      <text:p text:style-name="P13">1-Coge el ratón con la mano derecha</text:p>
      <text:p text:style-name="P13">2-Haz click derecho en el ícono del pendrive en la barra de tareas</text:p>
      <text:p text:style-name="P13">3-Mueve el ratón hasta encontrar en las opciones la opción “Expulsar de forma segura”</text:p>
      <text:p text:style-name="P13">4-Espera a que el ícono desaparezca de la barra de tareas</text:p>
      <text:p text:style-name="P13">5-Con la mano derecha saca el pendrive de la torre</text:p>
      <text:p text:style-name="P13">FIN</text:p>
      <text:p text:style-name="P13"/>
      <text:p text:style-name="P1"/>
      <text:p text:style-name="P21">PONERTE UN JERSEY</text:p>
      <text:p text:style-name="P1"/>
      <text:p text:style-name="P13">INICIO</text:p>
      <text:p text:style-name="P13">1-Ve a tu armario</text:p>
      <text:p text:style-name="P13">2-Abre el cajón con las dos manos</text:p>
      <text:p text:style-name="P13">3-Busca el jersey</text:p>
      <text:p text:style-name="P13">4-Coge el jersey con las dos manos</text:p>
      <text:p text:style-name="P13">5-Mete la cabeza por el hueco de la cabeza del jersey</text:p>
      <text:p text:style-name="P13">6-Mete la mano derecha por el hueco de la mano derecha del jersey</text:p>
      <text:p text:style-name="P13">7-Mete la mano izquierda por el hueco de la mano izquierda del jersey</text:p>
      <text:p text:style-name="P13">8-Con las dos manos baja el jersey hasta que te cubra el abdomen</text:p>
      <text:p text:style-name="P13">FIN</text:p>
      <text:p text:style-name="P2"/>
      <text:p text:style-name="P21">HACER UNA TIRADA DE DADOS</text:p>
      <text:p text:style-name="P13"/>
      <text:p text:style-name="P13">INICIO</text:p>
      <text:p text:style-name="P13">1-Coge los dados con la mano derecha</text:p>
      <text:p text:style-name="P13">2-Cierra el puño <text:span text:style-name="T4">dejando un hueco para que los dados se puedan agitar</text:span></text:p>
      <text:p text:style-name="P16">3-Agita la mano</text:p>
      <text:p text:style-name="P16">4-Abre la mano y tira los dados sobre la mesa</text:p>
      <text:p text:style-name="P16">FIN</text:p>
      <text:p text:style-name="P1"/>
      <text:p text:style-name="P3">PROBLEMAS CON INSTRUCCIONES SECUENCIALES (USAR CONDICIONALES)</text:p>
      <text:p text:style-name="P3"/>
      <text:p text:style-name="P21">ECHAR REFRESCO EN UN VASO A PARTIR DE UNA BOTELLA DE REFRESCO</text:p>
      <text:p text:style-name="P5"/>
      <text:p text:style-name="P14">INICIO // <text:span text:style-name="T9">ESTA MAL</text:span></text:p>
      <text:p text:style-name="P14">1-Coge el vaso con la mano derecha y ponlo encima de la mesa</text:p>
      <text:p text:style-name="P14">2-Coge la botella de refresco con las dos manos</text:p>
      <text:p text:style-name="P14">3-Echa el refresco en el vaso</text:p>
      <text:p text:style-name="P16">4-SI ESTA LLENO EL VASO</text:p>
      <text:p text:style-name="P14"><text:tab/>4.<text:span text:style-name="T4">1</text:span>-Deja la botella encima de la mesa</text:p>
      <text:p text:style-name="P14"><text:span text:style-name="T4"><text:tab/>4.2</text:span>-Coge el tapón de la botella con la mano derecha</text:p>
      <text:p text:style-name="P14"><text:span text:style-name="T4"><text:tab/>4.3</text:span>-Cierra la botella de refresco con la mano derecha mientras que con la izquierda sujetas la <text:tab/>botella</text:p>
      <text:p text:style-name="P14"><text:span text:style-name="T4"><text:tab/>4.4</text:span>-Deja la botella encima de la mesa</text:p>
      <text:p text:style-name="P16"><text:soft-page-break/><text:tab/>FIN</text:p>
      <text:p text:style-name="P16">SINO</text:p>
      <text:p text:style-name="P16"><text:tab/>4.1-Vuelve al paso 3</text:p>
      <text:p text:style-name="P5"/>
      <text:p text:style-name="P21">ESTÁ DENTRO DE TU COCHE, DEBES HACER TODO LO NECESARIO ANTES DE QUE EMPIECE A ANDAR</text:p>
      <text:p text:style-name="P5"/>
      <text:p text:style-name="P6">INICIO // <text:span text:style-name="T9">ESTA MAL</text:span></text:p>
      <text:p text:style-name="P6">1-Ponte el cinturón de seguridad usando la mano derecha</text:p>
      <text:p text:style-name="P6">2-Comprueba los espejos retrovisores</text:p>
      <text:p text:style-name="P6">3-Arranca el coche</text:p>
      <text:p text:style-name="P6">FIN</text:p>
      <text:p text:style-name="P5"/>
      <text:p text:style-name="P21">JUGAR A PARES O NONES UNA VEZ CON ALGUIEN</text:p>
      <text:p text:style-name="P5"/>
      <text:p text:style-name="P6">INICIO</text:p>
      <text:p text:style-name="P6">1-Eliges entre pares/nones</text:p>
      <text:p text:style-name="P6">2-Tu amigo elije entre pares/nones</text:p>
      <text:p text:style-name="P6">3-Sacas un numero con tu mano derecha (n1)</text:p>
      <text:p text:style-name="P6">4-Tu amigo saca un numero con la mano derecha (n2)</text:p>
      <text:p text:style-name="P6">5-Suma los número que has sacado</text:p>
      <text:p text:style-name="P6">6-SI LA SUMA ES PAR</text:p>
      <text:p text:style-name="P6"><text:tab/>6.1-Gana el que eligió pares</text:p>
      <text:p text:style-name="P6"><text:tab/>FIN</text:p>
      <text:p text:style-name="P6">SINO</text:p>
      <text:p text:style-name="P6"><text:tab/>6.1-Gana el que eligió nones</text:p>
      <text:p text:style-name="P6"><text:tab/>FIN</text:p>
      <text:p text:style-name="P5"/>
      <text:p text:style-name="P21">COMER UNA CUCHARADA DE SOPA DE UN PLATO</text:p>
      <text:p text:style-name="P5"/>
      <text:p text:style-name="P6">INICIO</text:p>
      <text:p text:style-name="P6">1-<text:span text:style-name="T5">Coge la cuchara con la mano derecha</text:span></text:p>
      <text:p text:style-name="P8">2-Mete la cuchara en la sopa</text:p>
      <text:p text:style-name="P8">3-Llévate la cuchara a la boca</text:p>
      <text:p text:style-name="P8">4-SI ESTÁ CALIENTE</text:p>
      <text:p text:style-name="P8"><text:tab/>4.1-Sopla</text:p>
      <text:p text:style-name="P8"><text:tab/>4.2-Cómete la sopa</text:p>
      <text:p text:style-name="P8"><text:tab/>FIN</text:p>
      <text:p text:style-name="P8">SINO</text:p>
      <text:p text:style-name="P8"><text:tab/>4.1-Cómete la sopa</text:p>
      <text:p text:style-name="P8"><text:tab/><text:span text:style-name="T9">FIN</text:span></text:p>
      <text:p text:style-name="P5"/>
      <text:p text:style-name="P21">SACAR UNA BOLA AL AZAR DE UNA BOLSA DONDE HAY BOLAS NEGRAS Y BOLAS BLANCAS, DECIDIR SI HAS GANADO (HAS SACADO UNA BOLA BLANCA) O HAS PERDIDO (SACAS UNA BOLA NEGRA)</text:p>
      <text:p text:style-name="P5"/>
      <text:p text:style-name="P8">INICIO</text:p>
      <text:p text:style-name="P8">1-Mete tu mano derecha en la bolsa y coge una bola sin mirar</text:p>
      <text:p text:style-name="P8">2-Saca la bola de la bolsa</text:p>
      <text:p text:style-name="P8">3-SI ES BLANCA</text:p>
      <text:p text:style-name="P8"><text:tab/>3.1-Has ganado</text:p>
      <text:p text:style-name="P8"><text:tab/>FIN</text:p>
      <text:p text:style-name="P8"><text:soft-page-break/>SINO</text:p>
      <text:p text:style-name="P8"><text:tab/>3.1-Has perdido</text:p>
      <text:p text:style-name="P8"><text:tab/>FIN</text:p>
      <text:p text:style-name="P4"/>
      <text:p text:style-name="P4">PROBLEMAS A RESOLVER CON INSTRUCCIONES SECUENCIALES ALTERNATIVAS Y REPETITIVAS</text:p>
      <text:p text:style-name="P1"/>
      <text:p text:style-name="P19">LLENAR CON REFRESCO UN VASO A PARTIR DE UNA BOTELLA DE REFRESCO</text:p>
      <text:p text:style-name="P1"/>
      <text:p text:style-name="P26">INICIO</text:p>
      <text:p text:style-name="P15">1-Coge el vaso con la mano derecha y ponlo encima de la mesa</text:p>
      <text:p text:style-name="P15">2-Coge la botella de refresco con las dos manos</text:p>
      <text:p text:style-name="P15">3-Echa el refresco en el vaso</text:p>
      <text:p text:style-name="P17">4-SI ESTA LLENO EL VASO</text:p>
      <text:p text:style-name="P15"><text:tab/>4.<text:span text:style-name="T4">1</text:span>-Deja la botella encima de la mesa</text:p>
      <text:p text:style-name="P15"><text:span text:style-name="T4"><text:tab/>4.2</text:span>-Coge el tapón de la botella con la mano derecha</text:p>
      <text:p text:style-name="P15"><text:span text:style-name="T4"><text:tab/>4.3</text:span>-Cierra la botella de refresco con la mano derecha mientras que con la izquierda sujetas la <text:tab/>botella</text:p>
      <text:p text:style-name="P15"><text:span text:style-name="T4"><text:tab/>4.4</text:span>-Deja la botella encima de la mesa</text:p>
      <text:p text:style-name="P17"><text:tab/>FIN</text:p>
      <text:p text:style-name="P17">SINO</text:p>
      <text:p text:style-name="P17"><text:tab/>4.1-Vuelve al paso 3</text:p>
      <text:p text:style-name="P1"/>
      <text:p text:style-name="P19">COMERTE UNA SOPA DE UN PLATO HASTA QUE ESTA ACABE</text:p>
      <text:p text:style-name="P18"/>
      <text:p text:style-name="P18">INICIO</text:p>
      <text:p text:style-name="P7">1-<text:span text:style-name="T5">Coge la cuchara con la mano derecha</text:span></text:p>
      <text:p text:style-name="P9">2-Mete la cuchara en la sopa</text:p>
      <text:p text:style-name="P9">3-Llévate la cuchara a la boca</text:p>
      <text:p text:style-name="P9">4-SI ESTÁ CALIENTE</text:p>
      <text:p text:style-name="P9"><text:tab/>4.1-Sopla</text:p>
      <text:p text:style-name="P9"><text:tab/>4.2-Cómete la sopa</text:p>
      <text:p text:style-name="P9"><text:tab/><text:span text:style-name="T6">4.3-SI ESTÁ VACÍO EL PLATO</text:span></text:p>
      <text:p text:style-name="P9"><text:tab/><text:tab/><text:span text:style-name="T6">4.3.1-Deja la cuchara en el plato</text:span></text:p>
      <text:p text:style-name="P9"><text:tab/><text:tab/><text:span text:style-name="T6">4.3.2-Lleva el plato al fregadero</text:span></text:p>
      <text:p text:style-name="P9"><text:tab/><text:tab/>FIN</text:p>
      <text:p text:style-name="P9"><text:tab/><text:span text:style-name="T6">SINO</text:span></text:p>
      <text:p text:style-name="P9"><text:tab/><text:tab/><text:span text:style-name="T6">4.3.1-Vuelve al paso 2</text:span></text:p>
      <text:p text:style-name="P9">SINO</text:p>
      <text:p text:style-name="P9"><text:tab/><text:span text:style-name="T6">4</text:span>.<text:span text:style-name="T6">1</text:span>-Cómete la sopa</text:p>
      <text:p text:style-name="P9"><text:tab/><text:span text:style-name="T6">4.2-SI ESTÁ VACÍO EL PLATO</text:span></text:p>
      <text:p text:style-name="P9"><text:tab/><text:tab/><text:span text:style-name="T6">4.2.1-Deja la cuchara en el plato</text:span></text:p>
      <text:p text:style-name="P9"><text:tab/><text:tab/><text:span text:style-name="T6">4.2.2-Lleva el plato al fregadero</text:span></text:p>
      <text:p text:style-name="P9"><text:tab/><text:tab/>FIN</text:p>
      <text:p text:style-name="P9"><text:tab/><text:span text:style-name="T6">SINO</text:span></text:p>
      <text:p text:style-name="P9"><text:tab/><text:tab/><text:span text:style-name="T6">4.3.1-Vuelve al paso 2</text:span></text:p>
      <text:p text:style-name="P1"/>
      <text:p text:style-name="P19">SACAR BOLAS AL AZAR DE UNA BOLSA DONDE HAY BOLAS NEGRAS Y BLANCAS HASTA QUE SAQUES UNA BOLA BLANCA</text:p>
      <text:p text:style-name="P1"/>
      <text:p text:style-name="P9">INICIO</text:p>
      <text:p text:style-name="P9">1-Mete tu mano derecha en la bolsa y coge una bola sin mirar</text:p>
      <text:p text:style-name="P9"><text:soft-page-break/>2-Saca la bola de la bolsa</text:p>
      <text:p text:style-name="P9">3-SI ES BLANCA</text:p>
      <text:p text:style-name="P9"><text:tab/>3.1-Has ganado</text:p>
      <text:p text:style-name="P9"><text:tab/>FIN</text:p>
      <text:p text:style-name="P9">SINO</text:p>
      <text:p text:style-name="P9"><text:tab/>3.1-<text:span text:style-name="T6">Vuelve al paso 1</text:span></text:p>
      <text:p text:style-name="P1"/>
      <text:p text:style-name="P10">JUGAR TU SOLO A LAS 7 Y MEDIA</text:p>
      <text:p text:style-name="P10"/>
      <text:p text:style-name="P20">CLAVAR UN CLAVO EN LA PARED</text:p>
      <text:p text:style-name="P10"/>
      <text:p text:style-name="P18">INICIO</text:p>
      <text:p text:style-name="P18">1-Coge el clavo con la mano izquierda</text:p>
      <text:p text:style-name="P18">2-Coge el martillo con la mano derecha</text:p>
      <text:p text:style-name="P18">3-Pon el clavo <text:span text:style-name="T7">en la posición correcta con la mano izquierda</text:span></text:p>
      <text:p text:style-name="P22">4-Apriétalo un poco con la mano</text:p>
      <text:p text:style-name="P22">5-SI ESTÁ CLAVADO</text:p>
      <text:p text:style-name="P22"><text:tab/>FIN</text:p>
      <text:p text:style-name="P22">SINO</text:p>
      <text:p text:style-name="P22"><text:tab/>5.1-Dale un martillazo</text:p>
      <text:p text:style-name="P22"><text:tab/>5.2-vuelve al paso 5</text:p>
      <text:p text:style-name="P10"/>
      <text:p text:style-name="P20">PEDIRLE A UN AMIGO QUE ACIERTE UN NÚMERO QUE HAS PENSADO, EL JUEGO NO TERMINA HASTA QUE NO ACIERTE, ADEMÁS SI NO ACIERTAS DEBES INDICARLE SI EL NÚMERO ES MAYOR O MENOR QUE EL QUE PENSASTE (EN EL EJERCICIO NO TIENE PORQUE APARECER EL NÚMERO)</text:p>
      <text:p text:style-name="P1"/>
      <text:p text:style-name="P23">1-Piensa en un número</text:p>
      <text:p text:style-name="P23">2-Preguntale a tu amigo el número</text:p>
      <text:p text:style-name="P23">3-SI HA ACERTADO</text:p>
      <text:p text:style-name="P23"><text:tab/>3.1-Ha ganado</text:p>
      <text:p text:style-name="P23"><text:tab/>FIN</text:p>
      <text:p text:style-name="P23">SINO</text:p>
      <text:p text:style-name="P23"><text:tab/>3.1-SI ES MAYOR QUE EL NÚMERO</text:p>
      <text:p text:style-name="P23"><text:tab/><text:tab/>3.1.1-Le dices que tu numero es mayor</text:p>
      <text:p text:style-name="P23"><text:tab/><text:tab/>3.1.2-Vuelve al paso 2</text:p>
      <text:p text:style-name="P23"><text:tab/>SINO</text:p>
      <text:p text:style-name="P23"><text:tab/><text:tab/>3.1.1-Le dices que el número es menor</text:p>
      <text:p text:style-name="P23"><text:tab/><text:tab/>3.1.2-Vuelve al paso 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7:28:04.195022310</meta:creation-date>
    <dc:date>2021-09-23T20:21:28.439891045</dc:date>
    <meta:editing-duration>PT1H9M4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5" meta:paragraph-count="198" meta:word-count="1217" meta:character-count="6475" meta:non-whitespace-character-count="5387"/>
  </office:meta>
</office:document-meta>
</file>